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bd6ca" officeooo:paragraph-rsid="000bd6ca"/>
    </style:style>
    <style:style style:name="P2" style:family="paragraph" style:parent-style-name="Text_20_body">
      <style:text-properties officeooo:rsid="000bd6ca" officeooo:paragraph-rsid="000bd6ca"/>
    </style:style>
    <style:style style:name="P3" style:family="paragraph" style:parent-style-name="Text_20_body">
      <style:text-properties officeooo:rsid="000bd6ca" officeooo:paragraph-rsid="000bd6ca"/>
    </style:style>
    <style:style style:name="P4" style:family="paragraph" style:parent-style-name="Text_20_body">
      <style:text-properties officeooo:rsid="000ea43c" officeooo:paragraph-rsid="000ea43c"/>
    </style:style>
    <style:style style:name="P5" style:family="paragraph" style:parent-style-name="Text_20_body">
      <style:text-properties officeooo:rsid="000ee663" officeooo:paragraph-rsid="000ee663"/>
    </style:style>
    <style:style style:name="T1" style:family="text">
      <style:text-properties officeooo:rsid="000cc0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-do list </text:p>
      <text:p text:style-name="P2">To do list program is software written in TypeScript compiled in JavaScript.</text:p>
      <text:p text:style-name="P2">Purpose: <text:span text:style-name="T1">Anonymous has so much to do, better make a list </text:span></text:p>
      <text:p text:style-name="P4">Theme : V for Vendeta</text:p>
      <text:p text:style-name="P4"/>
      <text:p text:style-name="P5"/>
      <text:p text:style-name="P2"/>
      <text:p text:style-name="P2">Program specification: </text:p>
      <text:p text:style-name="P2">Inputing daily tasks you need to do</text:p>
      <text:p text:style-name="P2">Each task is stored in a card</text:p>
      <text:p text:style-name="P2">First task added is at the top of queue </text:p>
      <text:p text:style-name="P2">Following tasks are added to the bottom</text:p>
      <text:p text:style-name="P2">When task is done it can be removed</text:p>
      <text:p text:style-name="P2">Task can be edited by double-clicking on task card</text:p>
      <text:p text:style-name="P2"/>
      <text:p text:style-name="P2"/>
      <text:p text:style-name="P5">Optional: change position of tasks on mouse dr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0:00:21.550846837</meta:creation-date>
    <dc:date>2017-03-22T09:11:51.323288271</dc:date>
    <meta:editing-duration>PT7M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87" meta:character-count="464" meta:non-whitespace-character-count="385"/>
  </office:meta>
</office:document-meta>
</file>